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top="0.1667in" fo:margin-bottom="0.0833in"/>
      <style:text-properties style:font-name="Times" fo:font-size="14.0pt" fo:color="#000000"/>
    </style:style>
    <style:style style:name="P2" style:family="paragraph" style:parent-style-name="Standard">
      <style:paragraph-properties fo:margin-bottom="0.0833in"/>
      <style:text-properties style:font-name="Times" fo:font-size="14.0pt" fo:color="#000000"/>
    </style:style>
    <style:style style:name="P3" style:family="paragraph" style:parent-style-name="Standard">
      <style:paragraph-properties fo:margin-bottom="0.0833in"/>
      <style:text-properties style:font-name="Times" fo:font-size="12.0pt" fo:color="#000000"/>
    </style:style>
    <style:style style:name="P4" style:family="paragraph" style:parent-style-name="Standard">
      <style:paragraph-properties fo:margin-bottom="0.0833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 fo:color="#000000"/>
    </style:style>
    <style:style style:name="P5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</office:automatic-styles>
  <office:body>
    <office:text>
      <text:p text:style-name="P1"><text:span text:style-name="T1">IT1901 - Informatikk prosjektarbeid I H-2011</text:span></text:p>
      <text:p text:style-name="P2"><text:span text:style-name="T1"/></text:p>
      <text:p text:style-name="P3"><text:span text:style-name="T1">Møtereferat</text:span></text:p>
      <text:p text:style-name="P3"><text:span text:style-name="T1"/></text:p>
      <text:p text:style-name="P3"><text:span text:style-name="T1">Møtetid: </text:span><text:span text:style-name="T2">07.09.2011, kl: 14:00</text:span></text:p>
      <text:p text:style-name="P3"><text:span text:style-name="T1">Oppmøte: </text:span><text:span text:style-name="T2">Alf, Christian, Magnus, Martin, Robin</text:span></text:p>
      <text:p text:style-name="P3"><text:span text:style-name="T1"/></text:p>
      <text:p text:style-name="P3"><text:span text:style-name="T1">Agenda:</text:span></text:p>
      <text:list text:style-name="L1">
        <text:list-item>
          <text:list>
            <text:list-item>
              <text:p text:style-name="P4"><text:span text:style-name="T2">Diskutere hvilke verktøy vi skal bruke.</text:span></text:p>
            </text:list-item>
            <text:list-item>
              <text:p text:style-name="P4"><text:span text:style-name="T2">Begynne fordeling av arbeid.</text:span></text:p>
            </text:list-item>
            <text:list-item>
              <text:p text:style-name="P4"><text:span text:style-name="T2">Møte studass.</text:span></text:p>
            </text:list-item>
          </text:list>
        </text:list-item>
      </text:list>
      <text:p text:style-name="P3"><text:span text:style-name="T1"/></text:p>
      <text:p text:style-name="P3"><text:span text:style-name="T1">Oppsummering:</text:span></text:p>
      <text:p text:style-name="P3"><text:span text:style-name="T1"><text:tab/></text:span><text:span text:style-name="T2">Vi diskuterer diverse løsninger for å programmere i gruppe, da få av oss har mye erfaring med dette. Vi bestemmer oss for å bruke Github etter å bli kort forklart hvordan det fungerer og hvordan vi kan bruke det. Vi bestemmer oss for å jobbe i 2 grupper; en gruppe på 3 som tar seg av GUI og generelle bruker løsninger, og en annen gruppe på 3 som tar seg av underliggende funksjoner.</text:span></text:p>
      <text:p text:style-name="P3"><text:span text:style-name="T2"><text:tab/>Sammen med studass diskuterer vi fremgangsmåter, og ender opp med en «agile» løsning hvor vi leverer fortløpende prototyper. Martin og Christian var ikke til stede for å møte studass.</text:span></text:p>
      <text:p text:style-name="P3"><text:span text:style-name="T1"/></text:p>
      <text:p text:style-name="P3"><text:span text:style-name="T1">Gruppefordeling:</text:span></text:p>
      <text:p text:style-name="P3"><text:span text:style-name="T2">Gruppe 1: Magnus, Robin, Tomas</text:span></text:p>
      <text:p text:style-name="P3"><text:span text:style-name="T2">Gruppe 2: Martin, Alf, Christian</text:span></text:p>
      <text:p text:style-name="P3"><text:span text:style-name="T2"/></text:p>
      <text:p text:style-name="P3"><text:span text:style-name="T1">Til neste gang:</text:span></text:p>
      <text:list text:style-name="L1">
        <text:list-item>
          <text:list>
            <text:list-item>
              <text:p text:style-name="P4"><text:span text:style-name="T2">Martin og Christian må møte studass.</text:span></text:p>
            </text:list-item>
            <text:list-item>
              <text:p text:style-name="P4"><text:span text:style-name="T2">Komme på ideer til en første prototype.</text:span>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38</meta:generator>
  </office:meta>
</office:document-meta>
</file>